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6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66cm" fo:min-width="0cm" fo:wrap-option="wrap"/>
    </style:style>
    <style:style style:name="gr6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9" style:family="graphic" style:parent-style-name="standard">
      <style:graphic-properties draw:stroke="none" draw:fill="none" fo:min-height="1.462cm"/>
    </style:style>
    <style:style style:name="gr10" style:family="graphic" style:parent-style-name="standard">
      <style:graphic-properties draw:stroke="none" draw:fill="none" fo:min-height="1.461cm"/>
    </style:style>
    <style:style style:name="gr11" style:family="graphic" style:parent-style-name="standard">
      <style:graphic-properties draw:textarea-horizontal-align="justify" draw:textarea-vertical-align="middle" draw:auto-grow-height="false" fo:min-height="5.147cm" fo:min-width="8.2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42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007cm"/>
    </style:style>
    <style:style style:name="gr16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20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1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22" style:family="graphic" style:parent-style-name="objectwithoutfill">
      <style:graphic-properties draw:fill="solid" draw:fill-color="#ff0000" draw:textarea-vertical-align="middle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fill="solid" draw:fill-color="#0000ff" draw:textarea-vertical-align="middle" draw:auto-grow-height="false" fo:min-height="0.895cm" fo:min-width="0.9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text-position="sub 58%" style:font-name="Arial1" style:font-name-asian="Arial1" style:font-name-complex="Arial1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0.311cm" svg:height="5.144cm" svg:x="16.891cm" svg:y="1.905cm">
          <draw:text-box>
            <text:p text:style-name="P1"><text:span text:style-name="T1">From the sample's point of view,</text:span></text:p>
            <text:p text:style-name="P1"><text:span text:style-name="T1">Looking at the detector :</text:span><text:span text:style-name="T1"><text:line-break/></text:span><text:span text:style-name="T1"/></text:p>
            <text:p>rot<text:span text:style-name="T2">1</text:span> <text:span text:style-name="T3">↑ : move detector to the right</text:span></text:p>
            <text:p><text:span text:style-name="T3">rot</text:span><text:span text:style-name="T4">2</text:span><text:span text:style-name="T3"> </text:span><text:span text:style-name="T3">↑ : move detector downwards</text:span></text:p>
            <text:p><text:span text:style-name="T3">rot</text:span><text:span text:style-name="T4">3</text:span><text:span text:style-name="T3"> ↑ : move detector clockwise</text:span></text:p>
          </draw:text-box>
        </draw:frame>
        <draw:line draw:style-name="gr2" draw:text-style-name="P1" draw:layer="layout" svg:x1="17.368cm" svg:y1="17.261cm" svg:x2="9.022cm" svg:y2="17.261cm">
          <text:p/>
        </draw:line>
        <draw:line draw:style-name="gr2" draw:text-style-name="P1" draw:layer="layout" svg:x1="20.707cm" svg:y1="16.333cm" svg:x2="20.707cm" svg:y2="8.729cm">
          <text:p/>
        </draw:line>
        <draw:frame draw:style-name="gr3" draw:layer="layout" svg:width="2.112cm" svg:height="1.711cm" svg:x="25.654cm" svg:y="12.767cm">
          <draw:text-box>
            <text:p>rot<text:span text:style-name="T2">2</text:span></text:p>
          </draw:text-box>
        </draw:frame>
        <draw:line draw:style-name="gr4" draw:text-style-name="P1" draw:layer="layout" svg:x1="20.707cm" svg:y1="17.252cm" svg:x2="20.707cm" svg:y2="12.801cm">
          <text:p/>
        </draw:line>
        <draw:line draw:style-name="gr4" draw:text-style-name="P1" draw:layer="layout" svg:x1="20.695cm" svg:y1="17.264cm" svg:x2="16.8cm" svg:y2="17.264cm">
          <text:p/>
        </draw:line>
        <draw:line draw:style-name="gr4" draw:text-style-name="P1" draw:layer="layout" svg:x1="20.707cm" svg:y1="17.41cm" svg:x2="22.933cm" svg:y2="15.184cm">
          <text:p/>
        </draw:line>
        <draw:custom-shape draw:style-name="gr5" draw:text-style-name="P1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21.495cm" svg:y1="17.264cm" svg:x2="25.39cm" svg:y2="17.264cm">
          <text:p text:style-name="P1"><text:span text:style-name="T5">Incoming </text:span></text:p>
          <text:p text:style-name="P1"><text:span text:style-name="T5">X-Ray beam</text:span></text:p>
        </draw:line>
        <draw:frame draw:style-name="gr7" draw:text-style-name="P2" draw:layer="layout" svg:width="3.23cm" svg:height="2.798cm" svg:x="19.725cm" svg:y="17.724cm">
          <draw:text-box>
            <text:p><text:span text:style-name="T6">Origin :</text:span></text:p>
            <text:p><text:span text:style-name="T6">sample</text:span></text:p>
            <text:p><text:span text:style-name="T6">position</text:span></text:p>
          </draw:text-box>
        </draw:frame>
        <draw:frame draw:style-name="gr8" draw:layer="layout" svg:width="1.487cm" svg:height="1.71cm" svg:x="15.541cm" svg:y="17.197cm">
          <draw:text-box>
            <text:p>x<text:span text:style-name="T7">3</text:span></text:p>
          </draw:text-box>
        </draw:frame>
        <draw:frame draw:style-name="gr9" draw:layer="layout" svg:width="1.486cm" svg:height="1.712cm" svg:x="20.704cm" svg:y="11.432cm">
          <draw:text-box>
            <text:p>x<text:span text:style-name="T7">1</text:span></text:p>
          </draw:text-box>
        </draw:frame>
        <draw:frame draw:style-name="gr10" draw:layer="layout" svg:width="1.487cm" svg:height="1.711cm" svg:x="23.078cm" svg:y="14.403cm">
          <draw:text-box>
            <text:p>x<text:span text:style-name="T7">2</text:span></text:p>
          </draw:text-box>
        </draw:frame>
        <draw:custom-shape draw:style-name="gr11" draw:text-style-name="P1" draw:layer="layout" svg:width="13.906cm" svg:height="8.571cm" draw:transform="skewX (-6.2499206002535E-017) rotate (0.416261026600648) translate (-0.672cm 8.41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1" draw:layer="layout" svg:width="6.242cm" svg:height="1.987cm" svg:x="0.743cm" svg:y="16.401cm">
          <draw:text-box>
            <text:p text:style-name="P1"><text:span text:style-name="T6">Detector's origin</text:span></text:p>
          </draw:text-box>
        </draw:frame>
        <draw:line draw:style-name="gr13" draw:text-style-name="P1" draw:layer="layout" svg:x1="8.651cm" svg:y1="11.289cm" svg:x2="20.707cm" svg:y2="17.224cm">
          <text:p text:style-name="P1"/>
          <text:p text:style-name="P1">Distance</text:p>
        </draw:line>
        <draw:line draw:style-name="gr14" draw:text-style-name="P1" draw:layer="layout" svg:x1="9.022cm" svg:y1="11.475cm" svg:x2="8.651cm" svg:y2="12.217cm">
          <text:p/>
        </draw:line>
        <draw:line draw:style-name="gr14" draw:text-style-name="P1" draw:layer="layout" svg:x1="8.001cm" svg:y1="11.938cm" svg:x2="8.651cm" svg:y2="12.217cm">
          <text:p/>
        </draw:line>
        <draw:frame draw:style-name="gr15" draw:layer="layout" svg:width="6.581cm" svg:height="1.523cm" svg:x="3.211cm" svg:y="10.451cm">
          <draw:text-box>
            <text:p><text:span text:style-name="T6">Point Of Normal Incidence :</text:span></text:p>
            <text:p><text:span text:style-name="T6">PONI = (P</text:span><text:span text:style-name="T8">1</text:span><text:span text:style-name="T6">, P</text:span><text:span text:style-name="T8">2</text:span><text:span text:style-name="T6">, P</text:span><text:span text:style-name="T8">3</text:span><text:span text:style-name="T6">=0)</text:span></text:p>
          </draw:text-box>
        </draw:frame>
        <draw:line draw:style-name="gr16" draw:text-style-name="P1" draw:layer="layout" svg:x1="2.716cm" svg:y1="16.297cm" svg:x2="2.345cm" svg:y2="5.169cm">
          <text:p/>
        </draw:line>
        <draw:frame draw:style-name="gr9" draw:layer="layout" svg:width="1.861cm" svg:height="1.712cm" svg:x="2.53cm" svg:y="5.126cm">
          <draw:text-box>
            <text:p>d<text:span text:style-name="T7">1</text:span></text:p>
          </draw:text-box>
        </draw:frame>
        <draw:line draw:style-name="gr16" draw:text-style-name="P1" draw:layer="layout" svg:x1="2.716cm" svg:y1="16.297cm" svg:x2="15.699cm" svg:y2="10.547cm">
          <text:p/>
        </draw:line>
        <draw:frame draw:style-name="gr10" draw:layer="layout" svg:width="1.86cm" svg:height="1.711cm" svg:x="14.046cm" svg:y="8.887cm">
          <draw:text-box>
            <text:p>d<text:span text:style-name="T7">2</text:span></text:p>
          </draw:text-box>
        </draw:frame>
        <draw:line draw:style-name="gr16" draw:text-style-name="P1" draw:layer="layout" svg:x1="2.716cm" svg:y1="16.297cm" svg:x2="0.119cm" svg:y2="14.442cm">
          <text:p/>
        </draw:line>
        <draw:frame draw:style-name="gr10" draw:layer="layout" svg:width="1.861cm" svg:height="1.711cm" svg:x="0.113cm" svg:y="13.102cm">
          <draw:text-box>
            <text:p>d<text:span text:style-name="T7">3</text:span></text:p>
          </draw:text-box>
        </draw:frame>
        <draw:custom-shape draw:style-name="gr17" draw:text-style-name="P1" draw:layer="layout" svg:width="1.071cm" svg:height="1.473cm" svg:x="24.27cm" svg:y="12.719cm">
          <text:p/>
          <draw:enhanced-geometry svg:viewBox="0 0 21600 21600" draw:mirror-vertical="tru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layer="layout" svg:width="2.111cm" svg:height="1.71cm" svg:x="20.538cm" svg:y="8.984cm">
          <draw:text-box>
            <text:p>rot<text:span text:style-name="T2">1</text:span></text:p>
          </draw:text-box>
        </draw:frame>
        <draw:frame draw:style-name="gr19" draw:layer="layout" svg:width="2.112cm" svg:height="1.71cm" svg:x="11.223cm" svg:y="17.145cm">
          <draw:text-box>
            <text:p>rot<text:span text:style-name="T2">3</text:span></text:p>
          </draw:text-box>
        </draw:frame>
        <draw:custom-shape draw:style-name="gr17" draw:text-style-name="P1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6.982cm" svg:y1="7.394cm" svg:x2="20.707cm" svg:y2="17.224cm">
          <text:p text:style-name="P1">Scattered beam</text:p>
          <text:p text:style-name="P1"/>
        </draw:line>
        <draw:path draw:style-name="gr23" draw:text-style-name="P1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4" draw:layer="layout" svg:width="1.76cm" svg:height="1.405cm" svg:x="16.441cm" svg:y="15.527cm">
          <draw:text-box>
            <text:p>2θ</text:p>
          </draw:text-box>
        </draw:frame>
        <draw:custom-shape draw:style-name="gr25" draw:text-style-name="P1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484cm" svg:height="1.144cm" svg:x="20.025cm" svg:y="9.016cm">
          <text:p/>
          <draw:enhanced-geometry svg:viewBox="0 0 21600 21600" draw:mirror-vertic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1" draw:layer="layout" svg:x1="22.932cm" svg:y1="15.22cm" svg:x2="24.972cm" svg:y2="13.18cm">
          <text:p/>
        </draw:line>
        <draw:line draw:style-name="gr2" draw:text-style-name="P1" draw:layer="layout" svg:x1="25.273cm" svg:y1="12.954cm" svg:x2="27.313cm" svg:y2="10.914cm">
          <text:p/>
        </draw:line>
        <draw:frame draw:style-name="gr27" draw:layer="layout" svg:width="2.792cm" svg:height="1.673cm" svg:x="9.544cm" svg:y="3.326cm">
          <draw:text-box>
            <text:p text:style-name="P3">Area</text:p>
            <text:p>det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1:11:20</meta:creation-date>
    <dc:date>2017-04-07T15:42:56.761659291</dc:date>
    <meta:editing-duration>PT30M34S</meta:editing-duration>
    <meta:editing-cycles>9</meta:editing-cycles>
    <meta:generator>LibreOffice/4.3.3.2$Linux_X86_64 LibreOffice_project/430m0$Build-2</meta:generator>
    <meta:document-statistic meta:object-count="39"/>
  </office:meta>
</office:document-meta>
</file>